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Inicio del día</text:span></text:p>
      <text:p text:style-name="P1"><text:span text:style-name="T2"/></text:p>
      <text:p text:style-name="P1"><text:span text:style-name="T2"/></text:p>
      <text:p text:style-name="P1"><text:span text:style-name="T3">Al inicio del dia hemos realizado una reunion con el grupo de robotica el cual gestiona el automata para ver los avanzes y hablar de posiibles cambios que nos convenieran a ambas partes. Posteriormente hemos tenido que realizar varios cambios en la estructura de la aplicacion poniendo unos radio-buttons.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Fin del día</text:span></text:p>
      <text:p text:style-name="P1"><text:span text:style-name="T6"/></text:p>
      <text:p text:style-name="P1"><text:span text:style-name="T7">Al final del dia hemos terminado de aplicar los cambios antes mencionados y hemos continuado haciendo pruebas con el automata para ver si nuestro programa funciona o no. Tras haber tenido varios problemas hemos conseguido conectar con el servidor del automata satisfactoriament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